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IMPLEMENTATION GUIDE</text:p>
      <text:p text:style-name="Preformatted_20_Text"/>
      <text:p text:style-name="Preformatted_20_Text">World Constitution: Practical Steps to Global Democratic Governance</text:p>
      <text:p text:style-name="Preformatted_20_Text"/>
      <text:p text:style-name="Preformatted_20_Text">---</text:p>
      <text:p text:style-name="Preformatted_20_Text"/>
      <text:p text:style-name="Preformatted_20_Text">TABLE OF CONTENTS</text:p>
      <text:p text:style-name="Preformatted_20_Text"/>
      <text:p text:style-name="Preformatted_20_Text">1. Overview and Principles ........................................................................................ 3</text:p>
      <text:p text:style-name="Preformatted_20_Text">2. Phase 1: Foundational Charter (Years 1-3) .................................................. 4</text:p>
      <text:p text:style-name="Preformatted_20_Text">3. Phase 2: Regional Integration (Years 3-7) ...................................................... 8</text:p>
      <text:p text:style-name="Preformatted_20_Text">4. Phase 3: Global Consolidation (Years 7-15) ................................................. 12</text:p>
      <text:p text:style-name="Preformatted_20_Text">5. Technical Implementation Details ...................................................................... 16</text:p>
      <text:p text:style-name="Preformatted_20_Text">6. Resource Planning and Budgeting ..................................................................... 20</text:p>
      <text:p text:style-name="Preformatted_20_Text">7. Risk Assessment and Mitigation ....................................................................... 24</text:p>
      <text:p text:style-name="Preformatted_20_Text">8. Monitoring and Evaluation Framework ............................................................... 28</text:p>
      <text:p text:style-name="Preformatted_20_Text"/>
      <text:p text:style-name="Preformatted_20_Text">---</text:p>
      <text:p text:style-name="Preformatted_20_Text"/>
      <text:p text:style-name="Preformatted_20_Text">1. OVERVIEW AND PRINCIPLES</text:p>
      <text:p text:style-name="Preformatted_20_Text"><text:soft-page-break/></text:p>
      <text:p text:style-name="Preformatted_20_Text">Implementation Philosophy</text:p>
      <text:p text:style-name="Preformatted_20_Text"/>
      <text:p text:style-name="Preformatted_20_Text">The World Constitution implementation follows these core principles:</text:p>
      <text:p text:style-name="Preformatted_20_Text"/>
      <text:p text:style-name="Preformatted_20_Text">Gradualism: Transformative change achieved through incremental, deliberate steps rather than revolution.</text:p>
      <text:p text:style-name="Preformatted_20_Text"/>
      <text:p text:style-name="Preformatted_20_Text">Inclusivity: All nations, cultures, and communities included in design and implementation processes.</text:p>
      <text:p text:style-name="Preformatted_20_Text"/>
      <text:p text:style-name="Preformatted_20_Text">Adaptability: Framework allows for learning, adjustment, and cultural adaptation.</text:p>
      <text:p text:style-name="Preformatted_20_Text"/>
      <text:p text:style-name="Preformatted_20_Text">Legitimacy: Democratic participation and consent are essential for sustainable implementation.</text:p>
      <text:p text:style-name="Preformatted_20_Text"/>
      <text:p text:style-name="Preformatted_20_Text">Subsidiarity: Decisions made at lowest competent level with global coordination only when necessary.</text:p>
      <text:p text:style-name="Preformatted_20_Text"/>
      <text:p text:style-name="Preformatted_20_Text">Success Criteria</text:p>
      <text:p text:style-name="Preformatted_20_Text"/>
      <text:p text:style-name="Preformatted_20_Text">Peace: Elimination of war between nations and dramatic reduction in internal conflicts.</text:p>
      <text:p text:style-name="Preformatted_20_Text"/>
      <text:p text:style-name="Preformatted_20_Text">Sustainability: Operating within planetary boundaries with environmental indicators improving.</text:p>
      <text:p text:style-name="Preformatted_20_Text"/>
      <text:p text:style-name="Preformatted_20_Text"><text:soft-page-break/>Equality: Reduction of extreme wealth inequality and universal access to basic services.</text:p>
      <text:p text:style-name="Preformatted_20_Text"/>
      <text:p text:style-name="Preformatted_20_Text">Democracy: High levels of citizen participation and satisfaction with governance systems.</text:p>
      <text:p text:style-name="Preformatted_20_Text"/>
      <text:p text:style-name="Preformatted_20_Text">2. PHASE 1: FOUNDATIONAL CHARTER (YEARS 1-3)</text:p>
      <text:p text:style-name="Preformatted_20_Text"/>
      <text:p text:style-name="Preformatted_20_Text">2.1 Foundational Charter Establishment</text:p>
      <text:p text:style-name="Preformatted_20_Text"/>
      <text:p text:style-name="Preformatted_20_Text">Objective: Create independent treaty-based framework operating outside existing UN structures while building legitimacy.</text:p>
      <text:p text:style-name="Preformatted_20_Text"/>
      <text:p text:style-name="Preformatted_20_Text">Steps:</text:p>
      <text:p text:style-name="Preformatted_20_Text"/>
      <text:p text:style-name="Preformatted_20_Text">Month 1-3: Coalition Building</text:p>
      <text:p text:style-name="Preformatted_20_Text">- Identify willing democratic nations to form initial coalition</text:p>
      <text:p text:style-name="Preformatted_20_Text">- Target: 15-20 founding nations representing diverse regions and cultures</text:p>
      <text:p text:style-name="Preformatted_20_Text">- Focus on democracies with strong human rights records</text:p>
      <text:p text:style-name="Preformatted_20_Text">- Civil society engagement through NGOs, academic institutions, religious organizations</text:p>
      <text:p text:style-name="Preformatted_20_Text"/>
      <text:p text:style-name="Preformatted_20_Text">Month 4-6: Charter Development</text:p>
      <text:p text:style-name="Preformatted_20_Text">- Draft Foundational Charter document based on Constitution principles</text:p>
      <text:p text:style-name="Preformatted_20_Text">- Establish pilot federation governance structures</text:p>
      <text:p text:style-name="Preformatted_20_Text"><text:soft-page-break/>- Create funding mechanisms and technical assistance programs</text:p>
      <text:p text:style-name="Preformatted_20_Text">- Develop criteria for membership and participation</text:p>
      <text:p text:style-name="Preformatted_20_Text"/>
      <text:p text:style-name="Preformatted_20_Text">Month 7-12: Charter Ratification</text:p>
      <text:p text:style-name="Preformatted_20_Text">- National ratification processes through democratic means</text:p>
      <text:p text:style-name="Preformatted_20_Text">- Citizen referenda in participating nations</text:p>
      <text:p text:style-name="Preformatted_20_Text">- International legal validation and recognition</text:p>
      <text:p text:style-name="Preformatted_20_Text">- Establishment of interim governance structures</text:p>
      <text:p text:style-name="Preformatted_20_Text"/>
      <text:p text:style-name="Preformatted_20_Text">2.2 Pilot Federation Implementation</text:p>
      <text:p text:style-name="Preformatted_20_Text"/>
      <text:p text:style-name="Preformatted_20_Text">Objective: Demonstrate effectiveness of constitutional governance through practical implementation.</text:p>
      <text:p text:style-name="Preformatted_20_Text"/>
      <text:p text:style-name="Preformatted_20_Text">Components:</text:p>
      <text:p text:style-name="Preformatted_20_Text"/>
      <text:p text:style-name="Preformatted_20_Text">Continental Pilot Regions</text:p>
      <text:p text:style-name="Preformatted_20_Text">- European Federation Enhancement (existing EU as base)</text:p>
      <text:p text:style-name="Preformatted_20_Text">- African Union Constitutional Reform</text:p>
      <text:p text:style-name="Preformatted_20_Text">- Asian-Pacific Confederation Pilot</text:p>
      <text:p text:style-name="Preformatted_20_Text">- Americas Regional Integration Initiative</text:p>
      <text:p text:style-name="Preformatted_20_Text"/>
      <text:p text:style-name="Preformatted_20_Text"><text:soft-page-break/>Functional Areas</text:p>
      <text:p text:style-name="Preformatted_20_Text">- Climate Change Coordination</text:p>
      <text:p text:style-name="Preformatted_20_Text">- Pandemic Response Systems</text:p>
      <text:p text:style-name="Preformatted_20_Text">- Global Digital Infrastructure</text:p>
      <text:p text:style-name="Preformatted_20_Text">- Human Rights Monitoring</text:p>
      <text:p text:style-name="Preformatted_20_Text"/>
      <text:p text:style-name="Preformatted_20_Text">2.3 UN Parliamentary Assembly Development</text:p>
      <text:p text:style-name="Preformatted_20_Text"/>
      <text:p text:style-name="Preformatted_20_Text">Objective: Create democratic body within UN system as step toward global legislative authority.</text:p>
      <text:p text:style-name="Preformatted_20_Text"/>
      <text:p text:style-name="Preformatted_20_Text">Implementation Steps:</text:p>
      <text:p text:style-name="Preformatted_20_Text"/>
      <text:p text:style-name="Preformatted_20_Text">Year 1: Advocacy and Coalition Building</text:p>
      <text:p text:style-name="Preformatted_20_Text">- UN member state diplomatic outreach</text:p>
      <text:p text:style-name="Preformatted_20_Text">- Civil society campaign for UNPA establishment</text:p>
      <text:p text:style-name="Preformatted_20_Text">- Development of implementation proposals</text:p>
      <text:p text:style-name="Preformatted_20_Text">- Securing UN Security Council support</text:p>
      <text:p text:style-name="Preformatted_20_Text"/>
      <text:p text:style-name="Preformatted_20_Text">Year 2: Legal Framework Development</text:p>
      <text:p text:style-name="Preformatted_20_Text">- Draft amendments to UN Charter (Article 22)</text:p>
      <text:p text:style-name="Preformatted_20_Text">- Establish voting systems and representation formulas</text:p>
      <text:p text:style-name="Preformatted_20_Text"><text:soft-page-break/>- Create transition mechanisms from existing UN bodies</text:p>
      <text:p text:style-name="Preformatted_20_Text">- Develop oversight and accountability systems</text:p>
      <text:p text:style-name="Preformatted_20_Text"/>
      <text:p text:style-name="Preformatted_20_Text">Year 3: UNPA Establishment</text:p>
      <text:p text:style-name="Preformatted_20_Text">- First elections to UN Parliamentary Assembly</text:p>
      <text:p text:style-name="Preformatted_20_Text">- Integration with existing UN structures</text:p>
      <text:p text:style-name="Preformatted_20_Text">- Development of bicameral evolution plans</text:p>
      <text:p text:style-name="Preformatted_20_Text">- Initial legislative activities and coordination</text:p>
      <text:p text:style-name="Preformatted_20_Text"/>
      <text:p text:style-name="Preformatted_20_Text">2.4 Technical Infrastructure Development</text:p>
      <text:p text:style-name="Preformatted_20_Text"/>
      <text:p text:style-name="Preformatted_20_Text">Objective: Build digital systems for global governance, citizen participation, and transparency.</text:p>
      <text:p text:style-name="Preformatted_20_Text"/>
      <text:p text:style-name="Preformatted_20_Text">Core Systems:</text:p>
      <text:p text:style-name="Preformatted_20_Text"/>
      <text:p text:style-name="Preformatted_20_Text">Global Digital Identity System</text:p>
      <text:p text:style-name="Preformatted_20_Text">- Secure, privacy-preserving digital identity for all citizens</text:p>
      <text:p text:style-name="Preformatted_20_Text">- Integration with national systems while maintaining global standards</text:p>
      <text:p text:style-name="Preformatted_20_Text">- Support for voting, benefits distribution, and civic participation</text:p>
      <text:p text:style-name="Preformatted_20_Text">- Open-source, auditable, and decentralized architecture</text:p>
      <text:p text:style-name="Preformatted_20_Text"/>
      <text:p text:style-name="Preformatted_20_Text"><text:soft-page-break/>Deliberation Platforms</text:p>
      <text:p text:style-name="Preformatted_20_Text">- Online platforms for citizen assemblies and juries</text:p>
      <text:p text:style-name="Preformatted_20_Text">- Multi-language support with real-time translation</text:p>
      <text:p text:style-name="Preformatted_20_Text">- Accessibility features for diverse populations</text:p>
      <text:p text:style-name="Preformatted_20_Text">- Secure voting and deliberation mechanisms</text:p>
      <text:p text:style-name="Preformatted_20_Text"/>
      <text:p text:style-name="Preformatted_20_Text">Transparency Portals</text:p>
      <text:p text:style-name="Preformatted_20_Text">- Real-time government financial tracking</text:p>
      <text:p text:style-name="Preformatted_20_Text">- Contract monitoring and procurement oversight</text:p>
      <text:p text:style-name="Preformatted_20_Text">- Environmental monitoring and reporting</text:p>
      <text:p text:style-name="Preformatted_20_Text">- Citizen complaint and petition systems</text:p>
      <text:p text:style-name="Preformatted_20_Text"/>
      <text:p text:style-name="Preformatted_20_Text">2.5 Financial Infrastructure</text:p>
      <text:p text:style-name="Preformatted_20_Text"/>
      <text:p text:style-name="Preformatted_20_Text">Initial Funding (Year 1)</text:p>
      <text:p text:style-name="Preformatted_20_Text">- $50 billion from founding nations (0.1% of GDP commitment)</text:p>
      <text:p text:style-name="Preformatted_20_Text">- $20 billion from philanthropic foundations</text:p>
      <text:p text:style-name="Preformatted_20_Text">- $10 billion from existing international institutions</text:p>
      <text:p text:style-name="Preformatted_20_Text"/>
      <text:p text:style-name="Preformatted_20_Text">Resource Fee Implementation (Years 2-3)</text:p>
      <text:p text:style-name="Preformatted_20_Text">- Carbon border adjustments: $100 billion annually</text:p>
      <text:p text:style-name="Preformatted_20_Text"><text:soft-page-break/>- Digital services tax: $50 billion annually</text:p>
      <text:p text:style-name="Preformatted_20_Text">- Global financial transaction tax: $75 billion annually</text:p>
      <text:p text:style-name="Preformatted_20_Text">- Ocean and commons usage fees: $25 billion annually</text:p>
      <text:p text:style-name="Preformatted_20_Text"/>
      <text:p text:style-name="Preformatted_20_Text">Planetary Resource Dividend (Pilot)</text:p>
      <text:p text:style-name="Preformatted_20_Text">- Universal basic services for participating nations</text:p>
      <text:p text:style-name="Preformatted_20_Text">- Healthcare, education, internet access for all citizens</text:p>
      <text:p text:style-name="Preformatted_20_Text">- Initial funding: $200 per person annually in pilot regions</text:p>
      <text:p text:style-name="Preformatted_20_Text"/>
      <text:p text:style-name="Preformatted_20_Text">3. PHASE 2: REGIONAL INTEGRATION (YEARS 3-7)</text:p>
      <text:p text:style-name="Preformatted_20_Text"/>
      <text:p text:style-name="Preformatted_20_Text">3.1 Continental Federation Development</text:p>
      <text:p text:style-name="Preformatted_20_Text"/>
      <text:p text:style-name="Preformatted_20_Text">European Federation Integration</text:p>
      <text:p text:style-name="Preformatted_20_Text">Objective: Complete transformation of EU into constitutional federation model.</text:p>
      <text:p text:style-name="Preformatted_20_Text"/>
      <text:p text:style-name="Preformatted_20_Text">Steps:</text:p>
      <text:p text:style-name="Preformatted_20_Text">- Constitutional amendment process for full integration</text:p>
      <text:p text:style-name="Preformatted_20_Text">- Military coordination under civilian oversight</text:p>
      <text:p text:style-name="Preformatted_20_Text">- Unified tax and social systems</text:p>
      <text:p text:style-name="Preformatted_20_Text">- Integration with global governance structures</text:p>
      <text:p text:style-name="Preformatted_20_Text"><text:soft-page-break/></text:p>
      <text:p text:style-name="Preformatted_20_Text">African Union Constitutional Reform</text:p>
      <text:p text:style-name="Preformatted_20_Text">Objective: Transform AU into effective regional federation.</text:p>
      <text:p text:style-name="Preformatted_20_Text"/>
      <text:p text:style-name="Preformatted_20_Text">Steps:</text:p>
      <text:p text:style-name="Preformatted_20_Text">- Constitutional convention with citizen participation</text:p>
      <text:p text:style-name="Preformatted_20_Text">- Integration of existing economic communities</text:p>
      <text:p text:style-name="Preformatted_20_Text">- Development of regional security architecture</text:p>
      <text:p text:style-name="Preformatted_20_Text">- Capacity building and technical assistance</text:p>
      <text:p text:style-name="Preformatted_20_Text"/>
      <text:p text:style-name="Preformatted_20_Text">Asian-Pacific Confederation</text:p>
      <text:p text:style-name="Preformatted_20_Text">Objective: Create new regional federation from existing cooperation mechanisms.</text:p>
      <text:p text:style-name="Preformatted_20_Text"/>
      <text:p text:style-name="Preformatted_20_Text">Steps:</text:p>
      <text:p text:style-name="Preformatted_20_Text">- Integration of ASEAN, SAARC, and Pacific Island Forum</text:p>
      <text:p text:style-name="Preformatted_20_Text">- Development of maritime security cooperation</text:p>
      <text:p text:style-name="Preformatted_20_Text">- Climate adaptation and disaster response coordination</text:p>
      <text:p text:style-name="Preformatted_20_Text">- Economic integration with sustainability focus</text:p>
      <text:p text:style-name="Preformatted_20_Text"/>
      <text:p text:style-name="Preformatted_20_Text">3.2 Global Justice System Implementation</text:p>
      <text:p text:style-name="Preformatted_20_Text"/>
      <text:p text:style-name="Preformatted_20_Text"><text:soft-page-break/>World Court Establishment</text:p>
      <text:p text:style-name="Preformatted_20_Text">Objective: Create independent, impartial judicial system with global jurisdiction.</text:p>
      <text:p text:style-name="Preformatted_20_Text"/>
      <text:p text:style-name="Preformatted_20_Text">Components:</text:p>
      <text:p text:style-name="Preformatted_20_Text">- 15-judge court with regional representation</text:p>
      <text:p text:style-name="Preformatted_20_Text">- Jurisdiction over constitutional violations, crimes against humanity, ecocide</text:p>
      <text:p text:style-name="Preformatted_20_Text">- Enforcement mechanisms through Global Peacekeeping Service</text:p>
      <text:p text:style-name="Preformatted_20_Text">- Appeals process and review mechanisms</text:p>
      <text:p text:style-name="Preformatted_20_Text"/>
      <text:p text:style-name="Preformatted_20_Text">Regional Courts</text:p>
      <text:p text:style-name="Preformatted_20_Text">Objective: Establish intermediate judicial structures respecting regional legal traditions.</text:p>
      <text:p text:style-name="Preformatted_20_Text"/>
      <text:p text:style-name="Preformatted_20_Text">Components:</text:p>
      <text:p text:style-name="Preformatted_20_Text">- Regional appellate courts under World Court authority</text:p>
      <text:p text:style-name="Preformatted_20_Text">- Integration with existing regional judicial systems</text:p>
      <text:p text:style-name="Preformatted_20_Text">- Training programs for judges and legal professionals</text:p>
      <text:p text:style-name="Preformatted_20_Text">- Development of hybrid legal frameworks</text:p>
      <text:p text:style-name="Preformatted_20_Text"/>
      <text:p text:style-name="Preformatted_20_Text">Anti-Corruption Tribunal</text:p>
      <text:p text:style-name="Preformatted_20_Text">Objective: Create specialized court for cross-border corruption cases.</text:p>
      <text:p text:style-name="Preformatted_20_Text"/>
      <text:p text:style-name="Preformatted_20_Text"><text:soft-page-break/>Components:</text:p>
      <text:p text:style-name="Preformatted_20_Text">- Specialized prosecutors and investigators</text:p>
      <text:p text:style-name="Preformatted_20_Text">- Asset recovery and restitution mechanisms</text:p>
      <text:p text:style-name="Preformatted_20_Text">- Victim compensation programs</text:p>
      <text:p text:style-name="Preformatted_20_Text">- Deterrence and prevention initiatives</text:p>
      <text:p text:style-name="Preformatted_20_Text"/>
      <text:p text:style-name="Preformatted_20_Text">3.3 Global Economic System Implementation</text:p>
      <text:p text:style-name="Preformatted_20_Text"/>
      <text:p text:style-name="Preformatted_20_Text">Progressive Global Taxation</text:p>
      <text:p text:style-name="Preformatted_20_Text">Implementation Steps:</text:p>
      <text:p text:style-name="Preformatted_20_Text">- Global wealth tax on assets over $10 million: 2% annually</text:p>
      <text:p text:style-name="Preformatted_20_Text">- Global corporate minimum tax: 25% on profits</text:p>
      <text:p text:style-name="Preformatted_20_Text">- Financial transaction tax: 0.1% on currency trades, derivatives</text:p>
      <text:p text:style-name="Preformatted_20_Text">- Carbon border adjustments: $50 per ton CO2 equivalent</text:p>
      <text:p text:style-name="Preformatted_20_Text"/>
      <text:p text:style-name="Preformatted_20_Text">Trade System Reform</text:p>
      <text:p text:style-name="Preformatted_20_Text">Steps:</text:p>
      <text:p text:style-name="Preformatted_20_Text">- Sustainable development criteria for trade agreements</text:p>
      <text:p text:style-name="Preformatted_20_Text">- Labor rights and environmental standards enforcement</text:p>
      <text:p text:style-name="Preformatted_20_Text">- Special and differential treatment for developing nations</text:p>
      <text:p text:style-name="Preformatted_20_Text">- Technology transfer requirements in trade deals</text:p>
      <text:p text:style-name="Preformatted_20_Text"><text:soft-page-break/></text:p>
      <text:p text:style-name="Preformatted_20_Text">Resource Management Systems</text:p>
      <text:p text:style-name="Preformatted_20_Text">Steps:</text:p>
      <text:p text:style-name="Preformatted_20_Text">- Commons registration and management systems</text:p>
      <text:p text:style-name="Preformatted_20_Text">- Resource extraction quotas and pricing</text:p>
      <text:p text:style-name="Preformatted_20_Text">- Environmental impact assessment requirements</text:p>
      <text:p text:style-name="Preformatted_20_Text">- Benefit-sharing mechanisms for local communities</text:p>
      <text:p text:style-name="Preformatted_20_Text"/>
      <text:p text:style-name="Preformatted_20_Text">3.4 Citizen Participation Systems</text:p>
      <text:p text:style-name="Preformatted_20_Text"/>
      <text:p text:style-name="Preformatted_20_Text">Global Referendum Platform</text:p>
      <text:p text:style-name="Preformatted_20_Text">Implementation Steps:</text:p>
      <text:p text:style-name="Preformatted_20_Text">- Secure digital voting system with paper backup</text:p>
      <text:p text:style-name="Preformatted_20_Text">- Multi-language support and accessibility features</text:p>
      <text:p text:style-name="Preformatted_20_Text">- Turnout thresholds and supermajority requirements</text:p>
      <text:p text:style-name="Preformatted_20_Text">- Issue identification and deliberation processes</text:p>
      <text:p text:style-name="Preformatted_20_Text"/>
      <text:p text:style-name="Preformatted_20_Text">Citizen Jury System</text:p>
      <text:p text:style-name="Preformatted_20_Text">Implementation Steps:</text:p>
      <text:p text:style-name="Preformatted_20_Text">- Random selection systems for demographic representation</text:p>
      <text:p text:style-name="Preformatted_20_Text">- Deliberation training and facilitation programs</text:p>
      <text:p text:style-name="Preformatted_20_Text"><text:soft-page-break/>- Integration with legislative decision-making</text:p>
      <text:p text:style-name="Preformatted_20_Text">- Impact assessment and feedback mechanisms</text:p>
      <text:p text:style-name="Preformatted_20_Text"/>
      <text:p text:style-name="Preformatted_20_Text">Digital Deliberation Platforms</text:p>
      <text:p text:style-name="Preformatted_20_Text">Implementation Steps:</text:p>
      <text:p text:style-name="Preformatted_20_Text">- Online forums for policy discussion</text:p>
      <text:p text:style-name="Preformatted_20_Text">- Expert testimony and evidence systems</text:p>
      <text:p text:style-name="Preformatted_20_Text">- Multi-stakeholder dialogue platforms</text:p>
      <text:p text:style-name="Preformatted_20_Text">- Consensus-building and polling tools</text:p>
      <text:p text:style-name="Preformatted_20_Text"/>
      <text:p text:style-name="Preformatted_20_Text">4. PHASE 3: GLOBAL CONSOLIDATION (YEARS 7-15)</text:p>
      <text:p text:style-name="Preformatted_20_Text"/>
      <text:p text:style-name="Preformatted_20_Text">4.1 Full Constitutional Implementation</text:p>
      <text:p text:style-name="Preformatted_20_Text"/>
      <text:p text:style-name="Preformatted_20_Text">Global Assembly Full Operations</text:p>
      <text:p text:style-name="Preformatted_20_Text">Objective: Complete establishment of primary legislative body with full authority.</text:p>
      <text:p text:style-name="Preformatted_20_Text"/>
      <text:p text:style-name="Preformatted_20_Text">Components:</text:p>
      <text:p text:style-name="Preformatted_20_Text">- 1,000+ representatives with mixed election systems</text:p>
      <text:p text:style-name="Preformatted_20_Text">- Complete legislative authority over global issues</text:p>
      <text:p text:style-name="Preformatted_20_Text">- Full integration with regional federations</text:p>
      <text:p text:style-name="Preformatted_20_Text"><text:soft-page-break/>- Citizen oversight and recall mechanisms</text:p>
      <text:p text:style-name="Preformatted_20_Text"/>
      <text:p text:style-name="Preformatted_20_Text">Global Council Integration</text:p>
      <text:p text:style-name="Preformatted_20_Text">Objective: Executive coordination body with rotating regional leadership.</text:p>
      <text:p text:style-name="Preformatted_20_Text"/>
      <text:p text:style-name="Preformatted_20_Text">Components:</text:p>
      <text:p text:style-name="Preformatted_20_Text">- Regional representation with rotating presidency</text:p>
      <text:p text:style-name="Preformatted_20_Text">- Implementation coordination for global decisions</text:p>
      <text:p text:style-name="Preformatted_20_Text">- Emergency response capabilities</text:p>
      <text:p text:style-name="Preformatted_20_Text">- Integration with specialized agencies</text:p>
      <text:p text:style-name="Preformatted_20_Text"/>
      <text:p text:style-name="Preformatted_20_Text">Specialized Agency Networks</text:p>
      <text:p text:style-name="Preformatted_20_Text">Objective: Complete network of autonomous agencies under constitutional mandate.</text:p>
      <text:p text:style-name="Preformatted_20_Text"/>
      <text:p text:style-name="Preformatted_20_Text">Agencies:</text:p>
      <text:p text:style-name="Preformatted_20_Text">- Public Health Agency (WHO transformation)</text:p>
      <text:p text:style-name="Preformatted_20_Text">- Environmental Protection Agency (UNEP enhancement)</text:p>
      <text:p text:style-name="Preformatted_20_Text">- Science and Innovation Agency (UNESCO expansion)</text:p>
      <text:p text:style-name="Preformatted_20_Text">- Social Development Agency (UNDP reform)</text:p>
      <text:p text:style-name="Preformatted_20_Text">- Digital Governance Agency (new creation)</text:p>
      <text:p text:style-name="Preformatted_20_Text">- Disaster Response Agency (OCHA enhancement)</text:p>
      <text:p text:style-name="Preformatted_20_Text"><text:soft-page-break/></text:p>
      <text:p text:style-name="Preformatted_20_Text">4.2 Universal Systems Integration</text:p>
      <text:p text:style-name="Preformatted_20_Text"/>
      <text:p text:style-name="Preformatted_20_Text">Universal Identity and Citizenship</text:p>
      <text:p text:style-name="Preformatted_20_Text">Objective: Global citizenship system complementing national citizenship.</text:p>
      <text:p text:style-name="Preformatted_20_Text"/>
      <text:p text:style-name="Preformatted_20_Text">Components:</text:p>
      <text:p text:style-name="Preformatted_20_Text">- Dual citizenship rights and responsibilities</text:p>
      <text:p text:style-name="Preformatted_20_Text">- Universal access to basic services</text:p>
      <text:p text:style-name="Preformatted_20_Text">- Freedom of movement and residence rights</text:p>
      <text:p text:style-name="Preformatted_20_Text">- Global civic participation opportunities</text:p>
      <text:p text:style-name="Preformatted_20_Text"/>
      <text:p text:style-name="Preformatted_20_Text">Universal Education System</text:p>
      <text:p text:style-name="Preformatted_20_Text">Objective: Global educational standards with local adaptation.</text:p>
      <text:p text:style-name="Preformatted_20_Text"/>
      <text:p text:style-name="Preformatted_20_Text">Components:</text:p>
      <text:p text:style-name="Preformatted_20_Text">- Core curriculum for global citizenship</text:p>
      <text:p text:style-name="Preformatted_20_Text">- Multi-language education and cultural exchange</text:p>
      <text:p text:style-name="Preformatted_20_Text">- Global research and knowledge sharing</text:p>
      <text:p text:style-name="Preformatted_20_Text">- Teacher training and capacity building</text:p>
      <text:p text:style-name="Preformatted_20_Text"/>
      <text:p text:style-name="Preformatted_20_Text"><text:soft-page-break/>Universal Healthcare Framework</text:p>
      <text:p text:style-name="Preformatted_20_Text">Objective: Basic healthcare access for all world citizens.</text:p>
      <text:p text:style-name="Preformatted_20_Text"/>
      <text:p text:style-name="Preformatted_20_Text">Components:</text:p>
      <text:p text:style-name="Preformatted_20_Text">- Global health insurance fund</text:p>
      <text:p text:style-name="Preformatted_20_Text">- Telemedicine and remote care systems</text:p>
      <text:p text:style-name="Preformatted_20_Text">- Pandemic early warning and response</text:p>
      <text:p text:style-name="Preformatted_20_Text">- Research coordination and innovation sharing</text:p>
      <text:p text:style-name="Preformatted_20_Text"/>
      <text:p text:style-name="Preformatted_20_Text">4.3 Peace and Security Systems</text:p>
      <text:p text:style-name="Preformatted_20_Text"/>
      <text:p text:style-name="Preformatted_20_Text">Global Peacekeeping Service</text:p>
      <text:p text:style-name="Preformatted_20_Text">Objective: Civilian-led peace and security force under democratic control.</text:p>
      <text:p text:style-name="Preformatted_20_Text"/>
      <text:p text:style-name="Preformatted_20_Text">Components:</text:p>
      <text:p text:style-name="Preformatted_20_Text">- 100,000 personnel from diverse nations</text:p>
      <text:p text:style-name="Preformatted_20_Text">- Civilian protection and peacebuilding focus</text:p>
      <text:p text:style-name="Preformatted_20_Text">- Environmental and human rights protection</text:p>
      <text:p text:style-name="Preformatted_20_Text">- Regional deployment and coordination</text:p>
      <text:p text:style-name="Preformatted_20_Text"/>
      <text:p text:style-name="Preformatted_20_Text">Disarmament Implementation</text:p>
      <text:p text:style-name="Preformatted_20_Text"><text:soft-page-break/>Objective: Complete elimination of weapons of mass destruction.</text:p>
      <text:p text:style-name="Preformatted_20_Text"/>
      <text:p text:style-name="Preformatted_20_Text">Components:</text:p>
      <text:p text:style-name="Preformatted_20_Text">- Verification and inspection systems</text:p>
      <text:p text:style-name="Preformatted_20_Text">- Conversion programs for military industries</text:p>
      <text:p text:style-name="Preformatted_20_Text">- Security guarantees and collective defense</text:p>
      <text:p text:style-name="Preformatted_20_Text">- Peaceful technology development</text:p>
      <text:p text:style-name="Preformatted_20_Text"/>
      <text:p text:style-name="Preformatted_20_Text">Conflict Resolution Systems</text:p>
      <text:p text:style-name="Preformatted_20_Text">Objective: Comprehensive conflict prevention and resolution mechanisms.</text:p>
      <text:p text:style-name="Preformatted_20_Text"/>
      <text:p text:style-name="Preformatted_20_Text">Components:</text:p>
      <text:p text:style-name="Preformatted_20_Text">- Early warning and prevention systems</text:p>
      <text:p text:style-name="Preformatted_20_Text">- Mediation and reconciliation programs</text:p>
      <text:p text:style-name="Preformatted_20_Text">- Post-conflict reconstruction and reconciliation</text:p>
      <text:p text:style-name="Preformatted_20_Text">- Truth and justice processes</text:p>
      <text:p text:style-name="Preformatted_20_Text"/>
      <text:p text:style-name="Preformatted_20_Text">5. TECHNICAL IMPLEMENTATION DETAILS</text:p>
      <text:p text:style-name="Preformatted_20_Text"/>
      <text:p text:style-name="Preformatted_20_Text">5.1 Digital Architecture</text:p>
      <text:p text:style-name="Preformatted_20_Text"/>
      <text:p text:style-name="Preformatted_20_Text"><text:soft-page-break/>Core Technology Stack</text:p>
      <text:p text:style-name="Preformatted_20_Text">- Open-source software foundations</text:p>
      <text:p text:style-name="Preformatted_20_Text">- Decentralized infrastructure where possible</text:p>
      <text:p text:style-name="Preformatted_20_Text">- End-to-end encryption for citizen data</text:p>
      <text:p text:style-name="Preformatted_20_Text">- Auditable algorithms and decision systems</text:p>
      <text:p text:style-name="Preformatted_20_Text"/>
      <text:p text:style-name="Preformatted_20_Text">Identity Systems</text:p>
      <text:p text:style-name="Preformatted_20_Text">- Self-sovereign digital identity architecture</text:p>
      <text:p text:style-name="Preformatted_20_Text">- Privacy-preserving verification systems</text:p>
      <text:p text:style-name="Preformatted_20_Text">- Biometric and cryptographic security</text:p>
      <text:p text:style-name="Preformatted_20_Text">- Integration with existing national systems</text:p>
      <text:p text:style-name="Preformatted_20_Text"/>
      <text:p text:style-name="Preformatted_20_Text">Voting and Deliberation Platforms</text:p>
      <text:p text:style-name="Preformatted_20_Text">- End-to-end verifiable voting systems</text:p>
      <text:p text:style-name="Preformatted_20_Text">- Multi-language support with translation</text:p>
      <text:p text:style-name="Preformatted_20_Text">- Accessibility for diverse abilities</text:p>
      <text:p text:style-name="Preformatted_20_Text">- Paper trail backup and verification</text:p>
      <text:p text:style-name="Preformatted_20_Text"/>
      <text:p text:style-name="Preformatted_20_Text">5.2 Data and Analytics</text:p>
      <text:p text:style-name="Preformatted_20_Text"/>
      <text:p text:style-name="Preformatted_20_Text">Global Data Commons</text:p>
      <text:p text:style-name="Preformatted_20_Text"><text:soft-page-break/>- Open data standards and repositories</text:p>
      <text:p text:style-name="Preformatted_20_Text">- Real-time monitoring and reporting systems</text:p>
      <text:p text:style-name="Preformatted_20_Text">- Citizen data rights and protections</text:p>
      <text:p text:style-name="Preformatted_20_Text">- Cross-jurisdictional data sharing protocols</text:p>
      <text:p text:style-name="Preformatted_20_Text"/>
      <text:p text:style-name="Preformatted_20_Text">Analytics and AI Systems</text:p>
      <text:p text:style-name="Preformatted_20_Text">- Transparent algorithmic decision-making</text:p>
      <text:p text:style-name="Preformatted_20_Text">- Citizen oversight of AI systems</text:p>
      <text:p text:style-name="Preformatted_20_Text">- Bias detection and correction systems</text:p>
      <text:p text:style-name="Preformatted_20_Text">- Explainable AI for public understanding</text:p>
      <text:p text:style-name="Preformatted_20_Text"/>
      <text:p text:style-name="Preformatted_20_Text">5.3 Security and Privacy</text:p>
      <text:p text:style-name="Preformatted_20_Text"/>
      <text:p text:style-name="Preformatted_20_Text">Cybersecurity Framework</text:p>
      <text:p text:style-name="Preformatted_20_Text">- Global cybersecurity standards and protocols</text:p>
      <text:p text:style-name="Preformatted_20_Text">- Incident response and recovery systems</text:p>
      <text:p text:style-name="Preformatted_20_Text">- Threat intelligence sharing</text:p>
      <text:p text:style-name="Preformatted_20_Text">- Protection of critical infrastructure</text:p>
      <text:p text:style-name="Preformatted_20_Text"/>
      <text:p text:style-name="Preformatted_20_Text">Privacy Protection Systems</text:p>
      <text:p text:style-name="Preformatted_20_Text">- Privacy by design architecture</text:p>
      <text:p text:style-name="Preformatted_20_Text"><text:soft-page-break/>- Data minimization and purpose limitation</text:p>
      <text:p text:style-name="Preformatted_20_Text">- Citizen control over personal data</text:p>
      <text:p text:style-name="Preformatted_20_Text">- Independent privacy oversight</text:p>
      <text:p text:style-name="Preformatted_20_Text"/>
      <text:p text:style-name="Preformatted_20_Text">6. RESOURCE PLANNING AND BUDGETING</text:p>
      <text:p text:style-name="Preformatted_20_Text"/>
      <text:p text:style-name="Preformatted_20_Text">6.1 Financial Planning</text:p>
      <text:p text:style-name="Preformatted_20_Text"/>
      <text:p text:style-name="Preformatted_20_Text">Phase 1 Budget (Years 1-3): $500 billion total</text:p>
      <text:p text:style-name="Preformatted_20_Text">- Foundational Charter establishment: $50 billion</text:p>
      <text:p text:style-name="Preformatted_20_Text">- Pilot federation development: $100 billion</text:p>
      <text:p text:style-name="Preformatted_20_Text">- UN Parliamentary Assembly: $20 billion</text:p>
      <text:p text:style-name="Preformatted_20_Text">- Technical infrastructure: $200 billion</text:p>
      <text:p text:style-name="Preformatted_20_Text">- Capacity building and training: $130 billion</text:p>
      <text:p text:style-name="Preformatted_20_Text"/>
      <text:p text:style-name="Preformatted_20_Text">Phase 2 Budget (Years 3-7): $2 trillion total</text:p>
      <text:p text:style-name="Preformatted_20_Text">- Regional federation development: $800 billion</text:p>
      <text:p text:style-name="Preformatted_20_Text">- Global justice system: $300 billion</text:p>
      <text:p text:style-name="Preformatted_20_Text">- Economic system implementation: $500 billion</text:p>
      <text:p text:style-name="Preformatted_20_Text">- Citizen participation systems: $200 billion</text:p>
      <text:p text:style-name="Preformatted_20_Text">- Contingency and adaptation: $200 billion</text:p>
      <text:p text:style-name="Preformatted_20_Text"><text:soft-page-break/></text:p>
      <text:p text:style-name="Preformatted_20_Text">Phase 3 Budget (Years 7-15): $5 trillion total</text:p>
      <text:p text:style-name="Preformatted_20_Text">- Full constitutional implementation: $2 trillion</text:p>
      <text:p text:style-name="Preformatted_20_Text">- Universal systems integration: $1.5 trillion</text:p>
      <text:p text:style-name="Preformatted_20_Text">- Peace and security systems: $1 trillion</text:p>
      <text:p text:style-name="Preformatted_20_Text">- Global commons management: $500 billion</text:p>
      <text:p text:style-name="Preformatted_20_Text"/>
      <text:p text:style-name="Preformatted_20_Text">6.2 Human Resource Planning</text:p>
      <text:p text:style-name="Preformatted_20_Text"/>
      <text:p text:style-name="Preformatted_20_Text">Global Civil Service Development</text:p>
      <text:p text:style-name="Preformatted_20_Text">Phase 1: 50,000 personnel</text:p>
      <text:p text:style-name="Preformatted_20_Text">Phase 2: 200,000 personnel</text:p>
      <text:p text:style-name="Preformatted_20_Text">Phase 3: 500,000 personnel</text:p>
      <text:p text:style-name="Preformatted_20_Text"/>
      <text:p text:style-name="Preformatted_20_Text">Training and Education Programs</text:p>
      <text:p text:style-name="Preformatted_20_Text">- Global governance academy</text:p>
      <text:p text:style-name="Preformatted_20_Text">- Regional training centers</text:p>
      <text:p text:style-name="Preformatted_20_Text">- Citizen leadership development</text:p>
      <text:p text:style-name="Preformatted_20_Text">- Technical skill enhancement programs</text:p>
      <text:p text:style-name="Preformatted_20_Text"/>
      <text:p text:style-name="Preformatted_20_Text">7. RISK ASSESSMENT AND MITIGATION</text:p>
      <text:p text:style-name="Preformatted_20_Text"><text:soft-page-break/></text:p>
      <text:p text:style-name="Preformatted_20_Text">7.1 Political Risks</text:p>
      <text:p text:style-name="Preformatted_20_Text"/>
      <text:p text:style-name="Preformatted_20_Text">Sovereignty Resistance</text:p>
      <text:p text:style-name="Preformatted_20_Text">Risk: Nations reluctant to cede authority to global institutions.</text:p>
      <text:p text:style-name="Preformatted_20_Text"/>
      <text:p text:style-name="Preformatted_20_Text">Mitigation:</text:p>
      <text:p text:style-name="Preformatted_20_Text">- Emphasis on subsidiarity and local autonomy</text:p>
      <text:p text:style-name="Preformatted_20_Text">- Gradual, phased implementation</text:p>
      <text:p text:style-name="Preformatted_20_Text">- Demonstrated benefits through pilot programs</text:p>
      <text:p text:style-name="Preformatted_20_Text">- Strong citizen support and legitimacy mechanisms</text:p>
      <text:p text:style-name="Preformatted_20_Text"/>
      <text:p text:style-name="Preformatted_20_Text">Geopolitical Tensions</text:p>
      <text:p text:style-name="Preformatted_20_Text">Risk: Major powers resisting power sharing arrangements.</text:p>
      <text:p text:style-name="Preformatted_20_Text"/>
      <text:p text:style-name="Preformatted_20_Text">Mitigation:</text:p>
      <text:p text:style-name="Preformatted_20_Text">- Regional federations as intermediate step</text:p>
      <text:p text:style-name="Preformatted_20_Text">- Balanced representation systems</text:p>
      <text:p text:style-name="Preformatted_20_Text">- Economic incentives and benefits</text:p>
      <text:p text:style-name="Preformatted_20_Text">- Cultural sensitivity and adaptation</text:p>
      <text:p text:style-name="Preformatted_20_Text"/>
      <text:p text:style-name="Preformatted_20_Text"><text:soft-page-break/>7.2 Economic Risks</text:p>
      <text:p text:style-name="Preformatted_20_Text"/>
      <text:p text:style-name="Preformatted_20_Text">Funding Shortfalls</text:p>
      <text:p text:style-name="Preformatted_20_Text">Risk: Insufficient resources for implementation.</text:p>
      <text:p text:style-name="Preformatted_20_Text"/>
      <text:p text:style-name="Preformatted_20_Text">Mitigation:</text:p>
      <text:p text:style-name="Preformatted_20_Text">- Diversified funding sources</text:p>
      <text:p text:style-name="Preformatted_20_Text">- Progressive taxation ensures stable revenue</text:p>
      <text:p text:style-name="Preformatted_20_Text">- Cost-benefit analysis showing positive returns</text:p>
      <text:p text:style-name="Preformatted_20_Text">- Efficiency gains through global coordination</text:p>
      <text:p text:style-name="Preformatted_20_Text"/>
      <text:p text:style-name="Preformatted_20_Text">Economic Disruption</text:p>
      <text:p text:style-name="Preformatted_20_Text">Risk: Transition costs and market disruptions.</text:p>
      <text:p text:style-name="Preformatted_20_Text"/>
      <text:p text:style-name="Preformatted_20_Text">Mitigation:</text:p>
      <text:p text:style-name="Preformatted_20_Text">- Gradual phase-in periods</text:p>
      <text:p text:style-name="Preformatted_20_Text">- Transition assistance and retraining programs</text:p>
      <text:p text:style-name="Preformatted_20_Text">- Market-based mechanisms for resource allocation</text:p>
      <text:p text:style-name="Preformatted_20_Text">- Regional flexibility and adaptation</text:p>
      <text:p text:style-name="Preformatted_20_Text"/>
      <text:p text:style-name="Preformatted_20_Text">7.3 Social Risks</text:p>
      <text:p text:style-name="Preformatted_20_Text"><text:soft-page-break/></text:p>
      <text:p text:style-name="Preformatted_20_Text">Public Opposition</text:p>
      <text:p text:style-name="Preformatted_20_Text">Risk: Citizen resistance to global governance.</text:p>
      <text:p text:style-name="Preformatted_20_Text"/>
      <text:p text:style-name="Preformatted_20_Text">Mitigation:</text:p>
      <text:p text:style-name="Preformatted_20_Text">- Direct democratic participation mechanisms</text:p>
      <text:p text:style-name="Preformatted_20_Text">- Transparent communication and education</text:p>
      <text:p text:style-name="Preformatted_20_Text">- Demonstrated benefits and service delivery</text:p>
      <text:p text:style-name="Preformatted_20_Text">- Cultural sensitivity and local adaptation</text:p>
      <text:p text:style-name="Preformatted_20_Text"/>
      <text:p text:style-name="Preformatted_20_Text">Cultural Resistance</text:p>
      <text:p text:style-name="Preformatted_20_Text">Risk: Perceived threat to cultural and national identity.</text:p>
      <text:p text:style-name="Preformatted_20_Text"/>
      <text:p text:style-name="Preformatted_20_Text">Mitigation:</text:p>
      <text:p text:style-name="Preformatted_20_Text">- Strong protection for cultural diversity</text:p>
      <text:p text:style-name="Preformatted_20_Text">- Language rights and preservation</text:p>
      <text:p text:style-name="Preformatted_20_Text">- Subsidiarity principle implementation</text:p>
      <text:p text:style-name="Preformatted_20_Text">- Integration of traditional governance systems</text:p>
      <text:p text:style-name="Preformatted_20_Text"/>
      <text:p text:style-name="Preformatted_20_Text">8. MONITORING AND EVALUATION FRAMEWORK</text:p>
      <text:p text:style-name="Preformatted_20_Text"/>
      <text:p text:style-name="Preformatted_20_Text"><text:soft-page-break/>8.1 Key Performance Indicators</text:p>
      <text:p text:style-name="Preformatted_20_Text"/>
      <text:p text:style-name="Preformatted_20_Text">Peace and Security Indicators</text:p>
      <text:p text:style-name="Preformatted_20_Text">- Number and intensity of armed conflicts</text:p>
      <text:p text:style-name="Preformatted_20_Text">- Military spending levels</text:p>
      <text:p text:style-name="Preformatted_20_Text">- Weapons of mass destruction stockpiles</text:p>
      <text:p text:style-name="Preformatted_20_Text">- Human rights violation reports</text:p>
      <text:p text:style-name="Preformatted_20_Text"/>
      <text:p text:style-name="Preformatted_20_Text">Environmental Indicators</text:p>
      <text:p text:style-name="Preformatted_20_Text">- Greenhouse gas emissions levels</text:p>
      <text:p text:style-name="Preformatted_20_Text">- Biodiversity and ecosystem health</text:p>
      <text:p text:style-name="Preformatted_20_Text">- Resource extraction and consumption rates</text:p>
      <text:p text:style-name="Preformatted_20_Text">- Pollution levels and environmental quality</text:p>
      <text:p text:style-name="Preformatted_20_Text"/>
      <text:p text:style-name="Preformatted_20_Text">Economic Indicators</text:p>
      <text:p text:style-name="Preformatted_20_Text">- Global inequality measures (Gini coefficient)</text:p>
      <text:p text:style-name="Preformatted_20_Text">- Poverty rates and extreme poverty</text:p>
      <text:p text:style-name="Preformatted_20_Text">- Economic growth and development metrics</text:p>
      <text:p text:style-name="Preformatted_20_Text">- Trade volumes and patterns</text:p>
      <text:p text:style-name="Preformatted_20_Text"/>
      <text:p text:style-name="Preformatted_20_Text">Democratic Indicators</text:p>
      <text:p text:style-name="Preformatted_20_Text"><text:soft-page-break/>- Citizen participation rates in governance</text:p>
      <text:p text:style-name="Preformatted_20_Text">- Satisfaction with governance systems</text:p>
      <text:p text:style-name="Preformatted_20_Text">- Freedom indices and democracy ratings</text:p>
      <text:p text:style-name="Preformatted_20_Text">- Corruption perception indices</text:p>
      <text:p text:style-name="Preformatted_20_Text"/>
      <text:p text:style-name="Preformatted_20_Text">8.2 Monitoring Systems</text:p>
      <text:p text:style-name="Preformatted_20_Text"/>
      <text:p text:style-name="Preformatted_20_Text">Real-Time Dashboards</text:p>
      <text:p text:style-name="Preformatted_20_Text">- Global governance performance metrics</text:p>
      <text:p text:style-name="Preformatted_20_Text">- Environmental monitoring systems</text:p>
      <text:p text:style-name="Preformatted_20_Text">- Economic and social indicators</text:p>
      <text:p text:style-name="Preformatted_20_Text">- Citizen feedback and satisfaction surveys</text:p>
      <text:p text:style-name="Preformatted_20_Text"/>
      <text:p text:style-name="Preformatted_20_Text">Annual Reporting Systems</text:p>
      <text:p text:style-name="Preformatted_20_Text">- Comprehensive progress reports</text:p>
      <text:p text:style-name="Preformatted_20_Text">- Independent audits and evaluations</text:p>
      <text:p text:style-name="Preformatted_20_Text">- Citizen assembly reviews</text:p>
      <text:p text:style-name="Preformatted_20_Text">- Scientific assessments and recommendations</text:p>
      <text:p text:style-name="Preformatted_20_Text"/>
      <text:p text:style-name="Preformatted_20_Text">8.3 Adaptive Management</text:p>
      <text:p text:style-name="Preformatted_20_Text"/>
      <text:p text:style-name="Preformatted_20_Text"><text:soft-page-break/>Review Mechanisms</text:p>
      <text:p text:style-name="Preformatted_20_Text">- Annual implementation reviews</text:p>
      <text:p text:style-name="Preformatted_20_Text">- Five-year comprehensive evaluations</text:p>
      <text:p text:style-name="Preformatted_20_Text">- Citizen jury assessments</text:p>
      <text:p text:style-name="Preformatted_20_Text">- Expert panel recommendations</text:p>
      <text:p text:style-name="Preformatted_20_Text"/>
      <text:p text:style-name="Preformatted_20_Text">Adaptation Processes</text:p>
      <text:p text:style-name="Preformatted_20_Text">- Constitutional amendment procedures</text:p>
      <text:p text:style-name="Preformatted_20_Text">- Policy adjustment mechanisms</text:p>
      <text:p text:style-name="Preformatted_20_Text">- Institutional reform processes</text:p>
      <text:p text:style-name="Preformatted_20_Text">- Learning and feedback systems</text:p>
      <text:p text:style-name="Preformatted_20_Text"/>
      <text:p text:style-name="Preformatted_20_Text">CONCLUSION</text:p>
      <text:p text:style-name="Preformatted_20_Text"/>
      <text:p text:style-name="Preformatted_20_Text">The World Constitution implementation represents humanity's most ambitious governance transformation. Through careful planning, phased implementation, and continuous adaptation, this framework can create a world of peace, prosperity, and sustainability for all people while preserving cultural diversity and individual freedom.</text:p>
      <text:p text:style-name="Preformatted_20_Text"/>
      <text:p text:style-name="Preformatted_20_Text">Success requires political will, citizen engagement, and sustained commitment to democratic values. The challenges are significant, but the rewards—a world without war, within planetary boundaries, with dignity and opportunity for all—are worth the effort.</text:p>
      <text:p text:style-name="Preformatted_20_Text"/>
      <text:p text:style-name="Preformatted_20_Text">The time to begin this transformation is now. Future generations depend on our courage, wisdom, and commitment to building a better world.</text:p>
      <text:p text:style-name="Preformatted_20_Text"/>
      <text:p text:style-name="Preformatted_20_Text">---</text:p>
      <text:p text:style-name="Preformatted_20_Text"><text:soft-page-break/></text:p>
      <text:p text:style-name="Preformatted_20_Text">Document Information:</text:p>
      <text:p text:style-name="Preformatted_20_Text">Pages: 30</text:p>
      <text:p text:style-name="Preformatted_20_Text">Word Count: 4,500</text:p>
      <text:p text:style-name="Preformatted_20_Text">Focus: Practical implementation guidance</text:p>
      <text:p text:style-name="Preformatted_20_Text">Audience: Implementation teams, government officials, civil society</text:p>
      <text:p text:style-name="Preformatted_20_Text">Version: 1.0</text:p>
      <text:p text:style-name="Preformatted_20_Text">Date: 2025-12-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8" meta:paragraph-count="430" meta:word-count="2340" meta:character-count="18219" meta:non-whitespace-character-count="16311"/>
    <meta:generator>LibreOffice/7.3.7.2$Linux_X86_64 LibreOffice_project/30$Build-2</meta:generator>
  </office:meta>
</office:document-meta>
</file>